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charset="x-symbol"/>
  </office:font-face-decls>
  <office:automatic-styles>
    <style:style style:name="Table4" style:family="table">
      <style:table-properties style:width="6.925in" table:align="margins"/>
    </style:style>
    <style:style style:name="Table4.A" style:family="table-column">
      <style:table-column-properties style:column-width="0.8653in" style:rel-column-width="8191*"/>
    </style:style>
    <style:style style:name="Table4.G" style:family="table-column">
      <style:table-column-properties style:column-width="1.7319in" style:rel-column-width="16389*"/>
    </style:style>
    <style:style style:name="Table4.A1" style:family="table-cell">
      <style:table-cell-properties style:writing-mode="page"/>
    </style:style>
    <style:style style:name="Table5" style:family="table">
      <style:table-properties style:width="6.925in" table:align="margins"/>
    </style:style>
    <style:style style:name="Table5.A" style:family="table-column">
      <style:table-column-properties style:column-width="0.8653in" style:rel-column-width="8191*"/>
    </style:style>
    <style:style style:name="Table5.G" style:family="table-column">
      <style:table-column-properties style:column-width="1.7319in" style:rel-column-width="16389*"/>
    </style:style>
    <style:style style:name="Table5.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G" style:family="table-column">
      <style:table-column-properties style:column-width="1.7319in" style:rel-column-width="16389*"/>
    </style:style>
    <style:style style:name="Table6.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G" style:family="table-column">
      <style:table-column-properties style:column-width="1.7319in" style:rel-column-width="16389*"/>
    </style:style>
    <style:style style:name="Table7.A1" style:family="table-cell">
      <style:table-cell-properties style:writing-mode="page"/>
    </style:style>
    <style:style style:name="Monsters" style:family="table">
      <style:table-properties style:width="6.925in" table:align="margins"/>
    </style:style>
    <style:style style:name="Monsters.A" style:family="table-column">
      <style:table-column-properties style:column-width="0.8653in" style:rel-column-width="8191*"/>
    </style:style>
    <style:style style:name="Monsters.H" style:family="table-column">
      <style:table-column-properties style:column-width="0.866in" style:rel-column-width="8198*"/>
    </style:style>
    <style:style style:name="Monsters.A1" style:family="table-cell">
      <style:table-cell-properties style:writing-mode="page"/>
    </style:style>
    <style:style style:name="Table1" style:family="table">
      <style:table-properties style:width="6.925in" table:align="margins"/>
    </style:style>
    <style:style style:name="Table1.A" style:family="table-column">
      <style:table-column-properties style:column-width="0.8653in" style:rel-column-width="8191*"/>
    </style:style>
    <style:style style:name="Table1.F" style:family="table-column">
      <style:table-column-properties style:column-width="2.5972in" style:rel-column-width="24580*"/>
    </style:style>
    <style:style style:name="Table1.A1" style:family="table-cell">
      <style:table-cell-properties style:writing-mode="page"/>
    </style:style>
    <style:style style:name="P1" style:family="paragraph" style:parent-style-name="Footer">
      <style:text-properties officeooo:rsid="00191f34" officeooo:paragraph-rsid="002b476b"/>
    </style:style>
    <style:style style:name="P2" style:family="paragraph" style:parent-style-name="Footer">
      <style:paragraph-properties fo:text-align="start" style:justify-single-word="false"/>
      <style:text-properties officeooo:rsid="0031662c" officeooo:paragraph-rsid="0031662c"/>
    </style:style>
    <style:style style:name="P3" style:family="paragraph" style:parent-style-name="Standard">
      <style:paragraph-properties fo:text-align="start" style:justify-single-word="false"/>
      <style:text-properties officeooo:rsid="0031662c" officeooo:paragraph-rsid="0031662c"/>
    </style:style>
    <style:style style:name="P4" style:family="paragraph" style:parent-style-name="Footer">
      <style:text-properties officeooo:paragraph-rsid="0031662c"/>
    </style:style>
    <style:style style:name="P5" style:family="paragraph" style:parent-style-name="Standard">
      <style:paragraph-properties fo:text-align="center" style:justify-single-word="false"/>
      <style:text-properties officeooo:paragraph-rsid="0027a943"/>
    </style:style>
    <style:style style:name="P6" style:family="paragraph" style:parent-style-name="Table_20_Contents">
      <style:paragraph-properties fo:text-align="center" style:justify-single-word="false"/>
      <style:text-properties officeooo:paragraph-rsid="0027a943"/>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26700f"/>
    </style:style>
    <style:style style:name="P9" style:family="paragraph" style:parent-style-name="Table_20_Contents">
      <style:paragraph-properties fo:text-align="center" style:justify-single-word="false"/>
      <style:text-properties officeooo:paragraph-rsid="00296b50"/>
    </style:style>
    <style:style style:name="P10" style:family="paragraph" style:parent-style-name="Standard">
      <style:paragraph-properties fo:text-align="start" style:justify-single-word="false"/>
      <style:text-properties officeooo:rsid="000c66e0" officeooo:paragraph-rsid="000c66e0"/>
    </style:style>
    <style:style style:name="P11" style:family="paragraph" style:parent-style-name="Standard">
      <style:paragraph-properties fo:text-align="start" style:justify-single-word="false"/>
      <style:text-properties officeooo:rsid="000c66e0" officeooo:paragraph-rsid="0035d73d"/>
    </style:style>
    <style:style style:name="P12" style:family="paragraph" style:parent-style-name="Standard">
      <style:paragraph-properties fo:text-align="center" style:justify-single-word="false"/>
      <style:text-properties officeooo:rsid="000c66e0" officeooo:paragraph-rsid="000c66e0"/>
    </style:style>
    <style:style style:name="P13" style:family="paragraph" style:parent-style-name="Standard">
      <style:paragraph-properties fo:text-align="start" style:justify-single-word="false"/>
      <style:text-properties officeooo:paragraph-rsid="002cadc3"/>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paragraph-rsid="0027a943"/>
    </style:style>
    <style:style style:name="P16" style:family="paragraph" style:parent-style-name="Standard">
      <style:paragraph-properties fo:text-align="start" style:justify-single-word="false"/>
      <style:text-properties officeooo:rsid="000fdf11" officeooo:paragraph-rsid="000fdf11"/>
    </style:style>
    <style:style style:name="P17" style:family="paragraph" style:parent-style-name="Standard">
      <style:paragraph-properties fo:text-align="center" style:justify-single-word="false"/>
      <style:text-properties officeooo:rsid="000fdf11" officeooo:paragraph-rsid="00296b50"/>
    </style:style>
    <style:style style:name="P18" style:family="paragraph" style:parent-style-name="Standard">
      <style:paragraph-properties fo:text-align="center" style:justify-single-word="false"/>
      <style:text-properties officeooo:rsid="0010273d" officeooo:paragraph-rsid="00296b50"/>
    </style:style>
    <style:style style:name="P19" style:family="paragraph" style:parent-style-name="Standard">
      <style:paragraph-properties fo:text-align="start" style:justify-single-word="false"/>
      <style:text-properties officeooo:rsid="00118c95" officeooo:paragraph-rsid="00118c95"/>
    </style:style>
    <style:style style:name="P20" style:family="paragraph" style:parent-style-name="Standard">
      <style:paragraph-properties fo:text-align="start" style:justify-single-word="false"/>
      <style:text-properties officeooo:rsid="0015c2c2" officeooo:paragraph-rsid="0015c2c2"/>
    </style:style>
    <style:style style:name="P21" style:family="paragraph" style:parent-style-name="Standard">
      <style:paragraph-properties fo:text-align="start" style:justify-single-word="false" fo:break-before="page"/>
      <style:text-properties officeooo:rsid="0015c2c2" officeooo:paragraph-rsid="0015c2c2"/>
    </style:style>
    <style:style style:name="P22" style:family="paragraph" style:parent-style-name="Standard">
      <style:paragraph-properties fo:text-align="start" style:justify-single-word="false"/>
      <style:text-properties officeooo:rsid="0015c2c2" officeooo:paragraph-rsid="0035d73d"/>
    </style:style>
    <style:style style:name="P23" style:family="paragraph" style:parent-style-name="Standard">
      <style:paragraph-properties fo:text-align="center" style:justify-single-word="false"/>
      <style:text-properties officeooo:rsid="0015c2c2" officeooo:paragraph-rsid="00296b50"/>
    </style:style>
    <style:style style:name="P24" style:family="paragraph" style:parent-style-name="Standard">
      <style:paragraph-properties fo:text-align="start" style:justify-single-word="false"/>
      <style:text-properties officeooo:rsid="001aae6d" officeooo:paragraph-rsid="00214248"/>
    </style:style>
    <style:style style:name="P25" style:family="paragraph" style:parent-style-name="Standard">
      <style:paragraph-properties fo:text-align="start" style:justify-single-word="false"/>
      <style:text-properties officeooo:rsid="001aae6d" officeooo:paragraph-rsid="0027a943"/>
    </style:style>
    <style:style style:name="P26" style:family="paragraph" style:parent-style-name="Standard">
      <style:paragraph-properties fo:text-align="start" style:justify-single-word="false"/>
      <style:text-properties fo:font-weight="bold" officeooo:rsid="001aae6d" officeooo:paragraph-rsid="0027a943" style:font-weight-asian="bold" style:font-weight-complex="bold"/>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rsid="0026700f" officeooo:paragraph-rsid="0026700f" style:font-weight-asian="bold" style:font-weight-complex="bold"/>
    </style:style>
    <style:style style:name="P29" style:family="paragraph" style:parent-style-name="Table_20_Contents">
      <style:paragraph-properties fo:text-align="center" style:justify-single-word="false"/>
      <style:text-properties fo:font-weight="bold" officeooo:paragraph-rsid="0027a943" style:font-weight-asian="bold" style:font-weight-complex="bold"/>
    </style:style>
    <style:style style:name="P30" style:family="paragraph" style:parent-style-name="Table_20_Contents">
      <style:paragraph-properties fo:text-align="start" style:justify-single-word="false"/>
      <style:text-properties fo:font-weight="bold" officeooo:rsid="0027a943" officeooo:paragraph-rsid="0027a943" style:font-weight-asian="bold" style:font-weight-complex="bold"/>
    </style:style>
    <style:style style:name="P31" style:family="paragraph" style:parent-style-name="Table_20_Contents">
      <style:paragraph-properties fo:text-align="center" style:justify-single-word="false"/>
      <style:text-properties fo:font-weight="bold" officeooo:rsid="0027a943" officeooo:paragraph-rsid="0027a943" style:font-weight-asian="bold" style:font-weight-complex="bold"/>
    </style:style>
    <style:style style:name="P32" style:family="paragraph" style:parent-style-name="Standard">
      <style:paragraph-properties fo:text-align="start" style:justify-single-word="false"/>
      <style:text-properties fo:font-weight="bold" officeooo:rsid="0036c52a" officeooo:paragraph-rsid="0036c52a" style:font-weight-asian="bold" style:font-weight-complex="bold"/>
    </style:style>
    <style:style style:name="P33" style:family="paragraph" style:parent-style-name="Standard">
      <style:paragraph-properties fo:text-align="start" style:justify-single-word="false"/>
      <style:text-properties fo:font-weight="bold" officeooo:rsid="002ddabc" officeooo:paragraph-rsid="002ddabc" style:font-weight-asian="bold" style:font-weight-complex="bold"/>
    </style:style>
    <style:style style:name="P34" style:family="paragraph" style:parent-style-name="Standard">
      <style:paragraph-properties fo:text-align="start" style:justify-single-word="false"/>
      <style:text-properties fo:font-weight="bold" officeooo:rsid="002cadc3" officeooo:paragraph-rsid="002cadc3" style:font-weight-asian="bold" style:font-weight-complex="bold"/>
    </style:style>
    <style:style style:name="P35" style:family="paragraph" style:parent-style-name="Standard">
      <style:paragraph-properties fo:text-align="start" style:justify-single-word="false"/>
      <style:text-properties fo:font-weight="bold" officeooo:rsid="0035d73d" officeooo:paragraph-rsid="00398a41" style:font-weight-asian="bold" style:font-weight-complex="bold"/>
    </style:style>
    <style:style style:name="P36" style:family="paragraph" style:parent-style-name="Standard">
      <style:paragraph-properties fo:text-align="start" style:justify-single-word="false"/>
      <style:text-properties officeooo:rsid="002cadc3" officeooo:paragraph-rsid="002cadc3"/>
    </style:style>
    <style:style style:name="P37" style:family="paragraph" style:parent-style-name="Standard">
      <style:text-properties officeooo:rsid="0030ae10" officeooo:paragraph-rsid="0030ae10"/>
    </style:style>
    <style:style style:name="P38" style:family="paragraph" style:parent-style-name="Standard">
      <style:paragraph-properties fo:text-align="start" style:justify-single-word="false"/>
      <style:text-properties officeooo:rsid="0030ae10" officeooo:paragraph-rsid="0030ae10"/>
    </style:style>
    <style:style style:name="P39" style:family="paragraph" style:parent-style-name="Standard">
      <style:text-properties officeooo:rsid="0030ae10" officeooo:paragraph-rsid="0035d73d"/>
    </style:style>
    <style:style style:name="P40" style:family="paragraph" style:parent-style-name="Standard">
      <style:text-properties officeooo:rsid="00348b44" officeooo:paragraph-rsid="00348b44"/>
    </style:style>
    <style:style style:name="P41" style:family="paragraph" style:parent-style-name="Table_20_Contents">
      <style:paragraph-properties fo:text-align="center" style:justify-single-word="false"/>
      <style:text-properties officeooo:rsid="001c66b4" officeooo:paragraph-rsid="001c66b4"/>
    </style:style>
    <style:style style:name="P42" style:family="paragraph" style:parent-style-name="Table_20_Heading">
      <style:text-properties officeooo:rsid="001c66b4" officeooo:paragraph-rsid="001c66b4"/>
    </style:style>
    <style:style style:name="P43" style:family="paragraph" style:parent-style-name="Table_20_Contents">
      <style:paragraph-properties fo:text-align="center" style:justify-single-word="false"/>
      <style:text-properties officeooo:rsid="001d2bd0" officeooo:paragraph-rsid="001d2bd0"/>
    </style:style>
    <style:style style:name="P44" style:family="paragraph" style:parent-style-name="Table_20_Contents">
      <style:paragraph-properties fo:text-align="center" style:justify-single-word="false"/>
      <style:text-properties officeooo:rsid="001dd23d" officeooo:paragraph-rsid="001dd23d"/>
    </style:style>
    <style:style style:name="P45" style:family="paragraph" style:parent-style-name="Table_20_Contents">
      <style:paragraph-properties fo:text-align="center" style:justify-single-word="false"/>
      <style:text-properties officeooo:rsid="001e5cba" officeooo:paragraph-rsid="001e5cba"/>
    </style:style>
    <style:style style:name="P46" style:family="paragraph" style:parent-style-name="Table_20_Contents">
      <style:paragraph-properties fo:text-align="center" style:justify-single-word="false"/>
      <style:text-properties officeooo:rsid="001f0b17" officeooo:paragraph-rsid="001f0b17"/>
    </style:style>
    <style:style style:name="P47" style:family="paragraph" style:parent-style-name="Table_20_Contents">
      <style:paragraph-properties fo:text-align="center" style:justify-single-word="false"/>
      <style:text-properties officeooo:rsid="0020be3f" officeooo:paragraph-rsid="0020be3f"/>
    </style:style>
    <style:style style:name="P48" style:family="paragraph" style:parent-style-name="Table_20_Contents">
      <style:paragraph-properties fo:text-align="start" style:justify-single-word="false"/>
      <style:text-properties officeooo:rsid="0020be3f" officeooo:paragraph-rsid="0020be3f"/>
    </style:style>
    <style:style style:name="P49" style:family="paragraph" style:parent-style-name="Table_20_Contents">
      <style:paragraph-properties fo:text-align="center" style:justify-single-word="false"/>
      <style:text-properties officeooo:rsid="00214248" officeooo:paragraph-rsid="00214248"/>
    </style:style>
    <style:style style:name="P50" style:family="paragraph" style:parent-style-name="Table_20_Contents">
      <style:paragraph-properties fo:text-align="center" style:justify-single-word="false"/>
      <style:text-properties officeooo:rsid="0021e7a1" officeooo:paragraph-rsid="0021e7a1"/>
    </style:style>
    <style:style style:name="P51" style:family="paragraph" style:parent-style-name="Table_20_Contents">
      <style:paragraph-properties fo:text-align="center" style:justify-single-word="false"/>
      <style:text-properties officeooo:rsid="002498de" officeooo:paragraph-rsid="002498de"/>
    </style:style>
    <style:style style:name="P52" style:family="paragraph" style:parent-style-name="Table_20_Contents">
      <style:paragraph-properties fo:text-align="center" style:justify-single-word="false"/>
      <style:text-properties officeooo:rsid="002561bb" officeooo:paragraph-rsid="002561bb"/>
    </style:style>
    <style:style style:name="P53" style:family="paragraph" style:parent-style-name="Table_20_Contents">
      <style:paragraph-properties fo:text-align="center" style:justify-single-word="false"/>
      <style:text-properties officeooo:rsid="002762c4" officeooo:paragraph-rsid="002762c4"/>
    </style:style>
    <style:style style:name="P54" style:family="paragraph" style:parent-style-name="Table_20_Contents">
      <style:paragraph-properties fo:text-align="center" style:justify-single-word="false"/>
      <style:text-properties officeooo:rsid="00296b50" officeooo:paragraph-rsid="00296b50"/>
    </style:style>
    <style:style style:name="P55" style:family="paragraph" style:parent-style-name="Standard">
      <style:paragraph-properties fo:text-align="start" style:justify-single-word="false"/>
      <style:text-properties officeooo:rsid="0035d73d" officeooo:paragraph-rsid="0035d73d"/>
    </style:style>
    <style:style style:name="P56" style:family="paragraph" style:parent-style-name="Standard">
      <style:paragraph-properties fo:text-align="start" style:justify-single-word="false"/>
      <style:text-properties officeooo:rsid="0035d73d" officeooo:paragraph-rsid="00398a41"/>
    </style:style>
    <style:style style:name="P57" style:family="paragraph" style:parent-style-name="Standard">
      <style:paragraph-properties fo:text-align="start" style:justify-single-word="false"/>
      <style:text-properties officeooo:rsid="0036c52a" officeooo:paragraph-rsid="0036c52a"/>
    </style:style>
    <style:style style:name="P58" style:family="paragraph" style:parent-style-name="Standard">
      <style:paragraph-properties fo:text-align="start" style:justify-single-word="false"/>
      <style:text-properties officeooo:rsid="0036c52a" officeooo:paragraph-rsid="00398a41"/>
    </style:style>
    <style:style style:name="P59" style:family="paragraph" style:parent-style-name="Standard">
      <style:paragraph-properties fo:text-align="start" style:justify-single-word="false"/>
      <style:text-properties officeooo:rsid="00398a41" officeooo:paragraph-rsid="00398a41"/>
    </style:style>
    <style:style style:name="P60" style:family="paragraph" style:parent-style-name="Standard">
      <style:paragraph-properties fo:text-align="start" style:justify-single-word="false"/>
      <style:text-properties officeooo:rsid="003b2f25" officeooo:paragraph-rsid="003b2f25"/>
    </style:style>
    <style:style style:name="P61" style:family="paragraph" style:parent-style-name="Heading_20_1">
      <style:paragraph-properties fo:text-align="center" style:justify-single-word="false"/>
      <style:text-properties officeooo:rsid="000c66e0" officeooo:paragraph-rsid="0037c079"/>
    </style:style>
    <style:style style:name="P62" style:family="paragraph" style:parent-style-name="Standard" style:list-style-name="L1">
      <style:paragraph-properties fo:text-align="start" style:justify-single-word="false"/>
      <style:text-properties officeooo:rsid="000c66e0" officeooo:paragraph-rsid="000c66e0"/>
    </style:style>
    <style:style style:name="P63" style:family="paragraph" style:parent-style-name="Standard" style:list-style-name="L2">
      <style:paragraph-properties fo:text-align="start" style:justify-single-word="false"/>
      <style:text-properties officeooo:paragraph-rsid="00118c95"/>
    </style:style>
    <style:style style:name="P64" style:family="paragraph" style:parent-style-name="Standard">
      <style:text-properties fo:font-weight="bold" officeooo:rsid="003d4dbc" officeooo:paragraph-rsid="003d4dbc" style:font-weight-asian="bold" style:font-weight-complex="bold"/>
    </style:style>
    <style:style style:name="P65" style:family="paragraph" style:parent-style-name="Standard">
      <style:paragraph-properties fo:break-before="page"/>
      <style:text-properties officeooo:paragraph-rsid="0026700f"/>
    </style:style>
    <style:style style:name="P66" style:family="paragraph" style:parent-style-name="Standard">
      <style:text-properties fo:font-weight="normal" officeooo:rsid="003d4dbc" officeooo:paragraph-rsid="003d4dbc" style:font-weight-asian="normal" style:font-weight-complex="normal"/>
    </style:style>
    <style:style style:name="P67" style:family="paragraph" style:parent-style-name="Standard" style:list-style-name="L3">
      <style:text-properties fo:font-weight="normal" officeooo:rsid="003d4dbc" officeooo:paragraph-rsid="003d4dbc" style:font-weight-asian="normal" style:font-weight-complex="normal"/>
    </style:style>
    <style:style style:name="P68" style:family="paragraph" style:parent-style-name="Standard" style:list-style-name="L3">
      <style:text-properties fo:font-weight="normal" officeooo:rsid="00405545" officeooo:paragraph-rsid="00405545" style:font-weight-asian="normal" style:font-weight-complex="normal"/>
    </style:style>
    <style:style style:name="P69" style:family="paragraph" style:parent-style-name="Standard" style:list-style-name="L3">
      <style:text-properties fo:font-weight="normal" officeooo:rsid="00405545" officeooo:paragraph-rsid="00424136" style:font-weight-asian="normal" style:font-weight-complex="normal"/>
    </style:style>
    <style:style style:name="P70" style:family="paragraph" style:parent-style-name="Standard">
      <style:text-properties fo:font-weight="normal" officeooo:rsid="00405545" officeooo:paragraph-rsid="00405545" style:font-weight-asian="normal" style:font-weight-complex="normal"/>
    </style:style>
    <style:style style:name="P71" style:family="paragraph" style:parent-style-name="Standard" style:list-style-name="L3">
      <style:text-properties fo:font-weight="normal" officeooo:rsid="00424136" officeooo:paragraph-rsid="00424136" style:font-weight-asian="normal" style:font-weight-complex="normal"/>
    </style:style>
    <style:style style:name="P72" style:family="paragraph" style:parent-style-name="Standard">
      <style:paragraph-properties fo:text-align="start" style:justify-single-word="false"/>
      <style:text-properties officeooo:rsid="0035d73d" officeooo:paragraph-rsid="004469e0"/>
    </style:style>
    <style:style style:name="P73" style:family="paragraph" style:parent-style-name="Standard">
      <style:paragraph-properties fo:text-align="start" style:justify-single-word="false"/>
      <style:text-properties officeooo:rsid="003b2f25" officeooo:paragraph-rsid="0045e34a"/>
    </style:style>
    <style:style style:name="T1" style:family="text">
      <style:text-properties officeooo:rsid="00191f34"/>
    </style:style>
    <style:style style:name="T2" style:family="text">
      <style:text-properties officeooo:rsid="000c878a"/>
    </style:style>
    <style:style style:name="T3" style:family="text">
      <style:text-properties officeooo:rsid="000dc231"/>
    </style:style>
    <style:style style:name="T4" style:family="text">
      <style:text-properties officeooo:rsid="000ec695"/>
    </style:style>
    <style:style style:name="T5" style:family="text">
      <style:text-properties officeooo:rsid="000f521f"/>
    </style:style>
    <style:style style:name="T6" style:family="text">
      <style:text-properties officeooo:rsid="000fdf11"/>
    </style:style>
    <style:style style:name="T7" style:family="text">
      <style:text-properties officeooo:rsid="0010273d"/>
    </style:style>
    <style:style style:name="T8" style:family="text">
      <style:text-properties style:text-position="super 58%"/>
    </style:style>
    <style:style style:name="T9" style:family="text">
      <style:text-properties style:text-position="super 58%" officeooo:rsid="0010273d"/>
    </style:style>
    <style:style style:name="T10" style:family="text">
      <style:text-properties style:text-position="super 58%" officeooo:rsid="002d147a"/>
    </style:style>
    <style:style style:name="T11" style:family="text">
      <style:text-properties style:text-position="super 58%" officeooo:rsid="002ddabc"/>
    </style:style>
    <style:style style:name="T12" style:family="text">
      <style:text-properties officeooo:rsid="00118c95"/>
    </style:style>
    <style:style style:name="T13" style:family="text">
      <style:text-properties officeooo:rsid="001214c5"/>
    </style:style>
    <style:style style:name="T14" style:family="text">
      <style:text-properties officeooo:rsid="0015c2c2"/>
    </style:style>
    <style:style style:name="T15" style:family="text">
      <style:text-properties officeooo:rsid="00181616"/>
    </style:style>
    <style:style style:name="T16" style:family="text">
      <style:text-properties officeooo:rsid="001c66b4"/>
    </style:style>
    <style:style style:name="T17" style:family="text">
      <style:text-properties officeooo:rsid="001d2bd0"/>
    </style:style>
    <style:style style:name="T18" style:family="text">
      <style:text-properties officeooo:rsid="001dd23d"/>
    </style:style>
    <style:style style:name="T19" style:family="text">
      <style:text-properties officeooo:rsid="0021e7a1"/>
    </style:style>
    <style:style style:name="T20" style:family="text">
      <style:text-properties officeooo:rsid="002762c4"/>
    </style:style>
    <style:style style:name="T21" style:family="text">
      <style:text-properties fo:font-weight="bold" officeooo:rsid="0026700f" style:font-weight-asian="bold" style:font-weight-complex="bold"/>
    </style:style>
    <style:style style:name="T22" style:family="text">
      <style:text-properties fo:font-weight="bold" officeooo:rsid="002762c4" style:font-weight-asian="bold" style:font-weight-complex="bold"/>
    </style:style>
    <style:style style:name="T23" style:family="text">
      <style:text-properties fo:font-weight="bold" officeooo:rsid="0027a943" style:font-weight-asian="bold" style:font-weight-complex="bold"/>
    </style:style>
    <style:style style:name="T24" style:family="text">
      <style:text-properties fo:font-weight="bold" officeooo:rsid="000fdf11" style:font-weight-asian="bold" style:font-weight-complex="bold"/>
    </style:style>
    <style:style style:name="T25" style:family="text">
      <style:text-properties officeooo:rsid="00296b50"/>
    </style:style>
    <style:style style:name="T26" style:family="text">
      <style:text-properties officeooo:rsid="002cadc3"/>
    </style:style>
    <style:style style:name="T27" style:family="text">
      <style:text-properties officeooo:rsid="002d147a"/>
    </style:style>
    <style:style style:name="T28" style:family="text">
      <style:text-properties officeooo:rsid="002ddabc"/>
    </style:style>
    <style:style style:name="T29" style:family="text">
      <style:text-properties officeooo:rsid="002f1bc1"/>
    </style:style>
    <style:style style:name="T30" style:family="text">
      <style:text-properties officeooo:rsid="0031662c"/>
    </style:style>
    <style:style style:name="T31" style:family="text">
      <style:text-properties officeooo:rsid="003298dd"/>
    </style:style>
    <style:style style:name="T32" style:family="text">
      <style:text-properties officeooo:rsid="00348b44"/>
    </style:style>
    <style:style style:name="T33" style:family="text">
      <style:text-properties officeooo:rsid="00353d40"/>
    </style:style>
    <style:style style:name="T34" style:family="text">
      <style:text-properties officeooo:rsid="0035d73d"/>
    </style:style>
    <style:style style:name="T35" style:family="text">
      <style:text-properties officeooo:rsid="0036c52a"/>
    </style:style>
    <style:style style:name="T36" style:family="text">
      <style:text-properties officeooo:rsid="00398a41"/>
    </style:style>
    <style:style style:name="T37" style:family="text">
      <style:text-properties officeooo:rsid="003ace5d"/>
    </style:style>
    <style:style style:name="T38" style:family="text">
      <style:text-properties fo:font-weight="normal" officeooo:rsid="00398a41" style:font-weight-asian="normal" style:font-weight-complex="normal"/>
    </style:style>
    <style:style style:name="T39" style:family="text">
      <style:text-properties fo:font-weight="normal" officeooo:rsid="003ace5d" style:font-weight-asian="normal" style:font-weight-complex="normal"/>
    </style:style>
    <style:style style:name="T40" style:family="text">
      <style:text-properties officeooo:rsid="003e8f77"/>
    </style:style>
    <style:style style:name="T41" style:family="text">
      <style:text-properties officeooo:rsid="003fa275"/>
    </style:style>
    <style:style style:name="T42" style:family="text">
      <style:text-properties officeooo:rsid="003fe5c7"/>
    </style:style>
    <style:style style:name="T43" style:family="text">
      <style:text-properties officeooo:rsid="00405545"/>
    </style:style>
    <style:style style:name="T44" style:family="text">
      <style:text-properties officeooo:rsid="00424136"/>
    </style:style>
    <style:style style:name="T45" style:family="text">
      <style:text-properties officeooo:rsid="0043b023"/>
    </style:style>
    <style:style style:name="T46" style:family="text">
      <style:text-properties officeooo:rsid="004469e0"/>
    </style:style>
    <style:style style:name="T47" style:family="text">
      <style:text-properties officeooo:rsid="0045e34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he Isles of Dread</text:h>
      <text:p text:style-name="P12">a trilogy</text:p>
      <text:p text:style-name="P10"/>
      <text:list xml:id="list2876782127" text:style-name="L1">
        <text:list-item>
          <text:p text:style-name="P62">The Sinister Secret of the Saltmarsh [U1]</text:p>
          <text:list>
            <text:list-item>
              <text:p text:style-name="P62">5-10 characters of level 1-3</text:p>
            </text:list-item>
          </text:list>
        </text:list-item>
        <text:list-item>
          <text:p text:style-name="P62">The Secret of Bone Hill [L1]</text:p>
          <text:list>
            <text:list-item>
              <text:p text:style-name="P62">4-8 characters of level 2-4 (5)</text:p>
            </text:list-item>
          </text:list>
        </text:list-item>
        <text:list-item>
          <text:p text:style-name="P62">The Isle Of Dread [X1]</text:p>
          <text:list>
            <text:list-item>
              <text:p text:style-name="P62">6-10 characters of level 3-6</text:p>
            </text:list-item>
          </text:list>
        </text:list-item>
      </text:list>
      <text:p text:style-name="P10"><text:s text:c="2"/></text:p>
      <text:p text:style-name="P34">Preface:</text:p>
      <text:p text:style-name="P13"><text:span text:style-name="T26"><text:tab/>I designed this work for use in my campaign world which began creation in 1988 </text:span><text:span text:style-name="T28">as a private protest to 2</text:span><text:span text:style-name="T11">nd</text:span><text:span text:style-name="T28"> Ed.</text:span><text:span text:style-name="T26"> </text:span><text:span text:style-name="T28">I</text:span><text:span text:style-name="T27">ts wholly based on 1</text:span><text:span text:style-name="T10">st</text:span><text:span text:style-name="T27"> Edition AD&amp;D with only very minor tools from 2</text:span><text:span text:style-name="T10">nd</text:span><text:span text:style-name="T27"> Edition, like Thac0. Although this is set in my world I have decided to keep the names of the towns, cities, inns, etc the same as the modules and just added them to my world map. There is much different and even more the same as in the modules, but, all three modules take place on islands and I have changed the plot somewhat so that they will flow more efficiently for the players. In #2 above I also changed the Orcs to Bugbears. I got the inspiration for this project from </text:span>Seth Skorkowsky’<text:span text:style-name="T27">s youtube reviews of all three modules.</text:span></text:p>
      <text:p text:style-name="P36"/>
      <text:p text:style-name="P33">The story:</text:p>
      <text:p text:style-name="P10"><text:tab/>This adventure begins in the city of Restenford <text:span text:style-name="T26">o</text:span>n the island of Greatland in the Lenore islands. <text:span text:style-name="T2">The new young adventurers are eager to start their careers of heroism and excitement a</text:span><text:span text:style-name="T26">s</text:span><text:span text:style-name="T2"> they hear of work in the Lenore Islands culling some of the creatures* (and bandits) that are getting out of control, the pay is good </text:span><text:span text:style-name="T26">and</text:span><text:span text:style-name="T2"> rooms are provided for </text:span><text:span text:style-name="T26">three</text:span><text:span text:style-name="T2"> months.</text:span></text:p>
      <text:p text:style-name="P10"/>
      <text:p text:style-name="P10"><text:tab/><text:span text:style-name="T2">Once in </text:span><text:span text:style-name="T3">the party arrives in </text:span><text:span text:style-name="T2">Restenford </text:span><text:span text:style-name="T3">they see at the end of the dock a well dressed and larger than usual Grey Elf, looking frantically at all the passengers </text:span><text:span text:style-name="T26">as </text:span><text:span text:style-name="T3">he announces himself as Magistrate Eyroin, the </text:span><text:span text:style-name="T33">very </text:span><text:span text:style-name="T3">contact the party was told to find.</text:span></text:p>
      <text:p text:style-name="P10"/>
      <text:p text:style-name="P55">[[[[[[[[[[[[[[[[[[[[[[[[[[</text:p>
      <text:p text:style-name="P10"><text:tab/><text:span text:style-name="T3">Once the </text:span><text:span text:style-name="T34">Party</text:span><text:span text:style-name="T3"> meet up </text:span><text:span text:style-name="T34">with him</text:span><text:span text:style-name="T3"> he rushes them into Falco’s Tavern and yells to the bar keep “</text:span><text:span text:style-name="T4">Get me a double and </text:span><text:span text:style-name="T3">Get them anything they want to eat or drink and make it fast!” and a simple “Yeppers” reply from the young </text:span><text:span text:style-name="T4">elven server as he approaches the table to take orders.</text:span></text:p>
      <text:p text:style-name="P10"/>
      <text:p text:style-name="P55">]]]]]]]]]]]]]]]]]]]]]]]]]</text:p>
      <text:p text:style-name="P10"><text:tab/><text:span text:style-name="T28">The party can tell that Eyroin has a sense of urgency, nervousness, and something else, almost like a deep fear he’s avoiding. The party waits for their drinks and as soon as Eyroin has his drink in hand he takes a long drink, and then</text:span><text:span text:style-name="T4"> looks at at each member of the party as if trying to discern a leader, but begins to tell </text:span><text:span text:style-name="T28">the party </text:span><text:span text:style-name="T4">what is so urgent.</text:span></text:p>
      <text:p text:style-name="P10"/>
      <text:p text:style-name="P55">[[[[[[[[[[[[[[[[[[[[[[[[[[</text:p>
      <text:p text:style-name="P11">“<text:span text:style-name="T4">My son </text:span><text:span text:style-name="T6">Mykaylen </text:span><text:span text:style-name="T4">is missing and I need your help immediately. He took a job working </text:span><text:span text:style-name="T28">at </text:span><text:span text:style-name="T4">the </text:span><text:span text:style-name="T28">inn</text:span><text:span text:style-name="T4"> in Saltmarsh on Portland Isle and I just got word he is missing, didn’t show for work </text:span><text:span text:style-name="T14">2 days ago </text:span><text:span text:style-name="T4">and no one can find him. I know you were hired to help cleanup the bugbears and other predators here but </text:span><text:soft-page-break/><text:span text:style-name="T4">you’re all I have to send, I need you to go there now. I’ll pay your fair, and your inn rooms, and give you each 40 gold </text:span><text:span text:style-name="T5">upfront. As long as you find out what happened, good or bad, I’ll pay you another 100 gold plus some property as I will have no more gold at that time.”</text:span></text:p>
      <text:p text:style-name="P55">]]]]]]]]]]]]]]]]]]]]]]]]]</text:p>
      <text:p text:style-name="P11"/>
      <text:p text:style-name="P10"><text:tab/><text:span text:style-name="T5">If the party accepts the mission he will dish out the 40 gold and tell them to find Jestone </text:span><text:span text:style-name="T6">of the town council, his son and Mykaylen were friends and roomed together. </text:span></text:p>
      <text:p text:style-name="P10"/>
      <text:p text:style-name="P55">[[[[[[[[[[[[[[[[[[[[[[[[[[</text:p>
      <text:p text:style-name="P11">“<text:span text:style-name="T6">Your passage leaves in 2 hours, Please find my son. I must go now and make arrangements.” as Eyroin slams the rest of his drink and rushes out of the tavern.</text:span></text:p>
      <text:p text:style-name="P55">]]]]]]]]]]]]]]]]]]]]]]]]]</text:p>
      <text:p text:style-name="P11"/>
      <text:p text:style-name="P19"><text:tab/><text:span text:style-name="T29">The trip from Restenford to Saltmarsh will take 1 full day and will depend on wind and weather. </text:span>Roll for encounter on the ship only once and only a 1 on a d20. If encountered it will be a bad storm <text:span text:style-name="T29">lasting 1d4 hours</text:span> with the following effects:</text:p>
      <text:list xml:id="list2532895360" text:style-name="L2">
        <text:list-item>
          <text:p text:style-name="P63"><text:span text:style-name="T12">04% to get thrown from the ship into the sea </text:span><text:span text:style-name="T13">check once per turn for the duration and</text:span><text:span text:style-name="T12"> 20% chance of getting seasick </text:span><text:span text:style-name="T29">lasting the duration of the trip</text:span><text:span text:style-name="T12"> (+% for severity if failed save </text:span><text:span text:style-name="T29">vs poison</text:span><text:span text:style-name="T12">) </text:span><text:span text:style-name="T29">only check once</text:span><text:span text:style-name="T12">.</text:span></text:p>
        </text:list-item>
      </text:list>
      <text:p text:style-name="P16"/>
      <text:p text:style-name="P20"><text:tab/><text:span text:style-name="T29">In</text:span> Saltmarsh Jestone <text:span text:style-name="T29">will be waiting in the tavern, hoping you’ll go there first.</text:span> <text:span text:style-name="T29">One introduced </text:span>he will take you to the apartment (room at the inn) where his son and Mykaylen live and introduce you to his son Daren.</text:p>
      <text:p text:style-name="P55">[[[[[[[[[[[[[[[[[[[[[[[[[[</text:p>
      <text:p text:style-name="P22">“<text:span text:style-name="T15">When I last saw him we were at the bar, he said he was off work the next </text:span><text:span text:style-name="T35">three </text:span><text:span text:style-name="T15">day</text:span><text:span text:style-name="T35">s</text:span><text:span text:style-name="T15"> so he was going lo leave in the morning and go hunting, would most likely camp at night</text:span><text:span text:style-name="T35">s</text:span><text:span text:style-name="T15"> but would be back in time for his shift </text:span><text:span text:style-name="T35">in four</text:span><text:span text:style-name="T15"> day</text:span><text:span text:style-name="T35">s, that would be yesterday and he didn’t show for work.</text:span><text:span text:style-name="T15">”</text:span></text:p>
      <text:p text:style-name="P55">]]]]]]]]]]]]]]]]]]]]]]]]] &gt;&gt;&gt;&gt;&gt;&gt;&gt;&gt;&gt;&gt;&gt;&gt;&gt;&gt;</text:p>
      <text:p text:style-name="P22"><text:tab/><text:span text:style-name="T15">If asked, Daren will also let them know that he Myk doesn’t believe the </text:span><text:span text:style-name="T1">old Grandy*** </text:span><text:span text:style-name="T15">house is haunted and often hunts that area, and that Myk even told him once that he had been in the house and nothing happened, granted, he only said he entered the foyer and no further and his logic was that if it was haunted then something would have happened, even though he didn’t want to push it.</text:span></text:p>
      <text:p text:style-name="P20"/>
      <text:p text:style-name="Text_20_body">*** <text:span text:style-name="T1">Grandy – dead – alchemist/magic-user that owned the ‘haunted’ house referred to as “the old Grandy house”</text:span></text:p>
      <text:p text:style-name="P32">The Plot:</text:p>
      <text:p text:style-name="P57"><text:tab/>On the second evening of hunting he killed a deer and found a good place to process it, under <text:s/>the branches of the giant Oak tree beside the Old Grandy House…</text:p>
      <text:p text:style-name="P58"><text:tab/><text:span text:style-name="T36">If the party investigates here, they will find the blood trail (deer) leads to the base of the tree and a rope is hanging from one of the branches:</text:span></text:p>
      <text:p text:style-name="P56">[[[[[[[[[[[[[[[[[[[[[[[[[[</text:p>
      <text:p text:style-name="P59">There’s a rope hanging from one of the lower branches and tied to it are the bloody shanks of the hind legs of a deer, and directly below it are what’s left of the intestines and blood.</text:p>
      <text:p text:style-name="P56">]]]]]]]]]]]]]]]]]]]]]]]]] <text:s text:c="68"/></text:p>
      <text:p text:style-name="P60"><text:tab/>If they investigate the PCs will find a very faint blood trail, a few drips every few feet in the direction of the door to the house. There is a few drops directly in front of the door itself</text:p>
      <text:p text:style-name="P35"><text:soft-page-break/><text:span text:style-name="T36">The </text:span><text:span text:style-name="T37">H</text:span><text:span text:style-name="T36">ouse:</text:span><text:span text:style-name="T38"> </text:span><text:span text:style-name="T39">(see Map)</text:span></text:p>
      <text:p text:style-name="P72"><text:tab/><text:span text:style-name="T45">In the foyer (entry room) the PCs will find:</text:span></text:p>
      <text:p text:style-name="P72">[[[[[[[[[[[[[[[[[[[[[[[[[[</text:p>
      <text:p text:style-name="P72"><text:span text:style-name="T46">A</text:span><text:span text:style-name="T45"> backpack containing rations and camping/hunting equipment, it has blood on it and appears to have been just thrown where it is and loosely rum</text:span><text:span text:style-name="T46">m</text:span><text:span text:style-name="T45">aged. </text:span><text:span text:style-name="T46">What’s left of the minimal furniture in this room is all but rotted, a corner table in the SE and a coat wardrobe at the foot of the stairs.</text:span></text:p>
      <text:p text:style-name="P72">]]]]]]]]]]]]]]]]]]]]]]]]] <text:s text:c="68"/></text:p>
      <text:p text:style-name="P73"><text:tab/><text:span text:style-name="T47">The meat from the butchered deer has been cured and is kept in the cellar (#23) and <text:s/></text:span><text:span text:style-name="T6">Mykaylen </text:span><text:span text:style-name="T47">is chained to a steel table in the secret room adjoining it (#24).</text:span></text:p>
      <text:p text:style-name="P57"/>
      <text:p text:style-name="P57"/>
      <text:p text:style-name="P57"/>
      <text:p text:style-name="P20"/>
      <text:p text:style-name="P20"/>
      <text:p text:style-name="P21"><text:s/><text:span text:style-name="T23">NPC </text:span><text:span text:style-name="T24">Characters:</text:span></text:p>
      <table:table table:name="Table4" table:style-name="Table4">
        <table:table-column table:style-name="Table4.A" table:number-columns-repeated="6"/>
        <table:table-column table:style-name="Table4.G"/>
        <table:table-header-rows>
          <table:table-row table:style-name="TableLine94343027464816">
            <table:table-cell table:style-name="Table4.A1" office:value-type="string">
              <text:p text:style-name="P31">Name</text:p>
            </table:table-cell>
            <table:table-cell table:style-name="Table4.A1" office:value-type="string">
              <text:p text:style-name="P31">Race</text:p>
            </table:table-cell>
            <table:table-cell table:style-name="Table4.A1" office:value-type="string">
              <text:p text:style-name="P31">Age/App</text:p>
            </table:table-cell>
            <table:table-cell table:style-name="Table4.A1" office:value-type="string">
              <text:p text:style-name="P31">AC</text:p>
            </table:table-cell>
            <table:table-cell table:style-name="Table4.A1" office:value-type="string">
              <text:p text:style-name="P31">HP</text:p>
            </table:table-cell>
            <table:table-cell table:style-name="Table4.A1" office:value-type="string">
              <text:p text:style-name="P31">Skill/Level</text:p>
            </table:table-cell>
            <table:table-cell table:style-name="Table4.A1" office:value-type="string">
              <text:p text:style-name="P29"><text:span text:style-name="T25">Description / Notes</text:span> </text:p>
            </table:table-cell>
          </table:table-row>
        </table:table-header-rows>
        <table:table-row table:style-name="TableLine94342960873472">
          <table:table-cell table:style-name="Table4.A1" office:value-type="string">
            <text:p text:style-name="P17">Eyroin</text:p>
          </table:table-cell>
          <table:table-cell table:style-name="Table4.A1" office:value-type="string">
            <text:p text:style-name="P17">Grey Elf</text:p>
          </table:table-cell>
          <table:table-cell table:style-name="Table4.A1" office:value-type="string">
            <text:p text:style-name="P54">Mid 50s**</text:p>
          </table:table-cell>
          <table:table-cell table:style-name="Table4.A1" office:value-type="string">
            <text:p text:style-name="P54">8</text:p>
          </table:table-cell>
          <table:table-cell table:style-name="Table4.A1" office:value-type="string">
            <text:p text:style-name="P54">8</text:p>
          </table:table-cell>
          <table:table-cell table:style-name="Table4.A1" office:value-type="string">
            <text:p text:style-name="P54">Bow/3rd</text:p>
          </table:table-cell>
          <table:table-cell table:style-name="Table4.A1" office:value-type="string">
            <text:p text:style-name="P17"><text:span text:style-name="T7">no classes - racial abilities can use a long bow as a 3</text:span><text:span text:style-name="T9">rd</text:span><text:span text:style-name="T7"> level Ranger from competing in archery contests</text:span></text:p>
          </table:table-cell>
        </table:table-row>
        <table:table-row table:style-name="TableLine94343098454416">
          <table:table-cell table:style-name="Table4.A1" office:value-type="string">
            <text:p text:style-name="P18">Mykaylen</text:p>
          </table:table-cell>
          <table:table-cell table:style-name="Table4.A1" office:value-type="string">
            <text:p text:style-name="P18">½ Grey Elf ½ Sylvan Elf</text:p>
          </table:table-cell>
          <table:table-cell table:style-name="Table4.A1" office:value-type="string">
            <text:p text:style-name="P54">Late teens</text:p>
            <text:p text:style-name="P6"><text:s text:c="12"/></text:p>
          </table:table-cell>
          <table:table-cell table:style-name="Table4.A1" office:value-type="string">
            <text:p text:style-name="P54">6</text:p>
          </table:table-cell>
          <table:table-cell table:style-name="Table4.A1" office:value-type="string">
            <text:p text:style-name="P54">12</text:p>
          </table:table-cell>
          <table:table-cell table:style-name="Table4.A1" office:value-type="string">
            <text:p text:style-name="P54">Bow/2nd</text:p>
          </table:table-cell>
          <table:table-cell table:style-name="Table4.A1" office:value-type="string">
            <text:p text:style-name="P18"><text:span text:style-name="T14">Son of Eyroin. </text:span>no classes but fancies himself a adventurer and from his father he can use a long bow as a 2<text:span text:style-name="T8">nd</text:span> level Ranger.</text:p>
          </table:table-cell>
        </table:table-row>
      </table:table>
      <table:table table:name="Table5" table:style-name="Table5">
        <table:table-column table:style-name="Table5.A" table:number-columns-repeated="6"/>
        <table:table-column table:style-name="Table5.G"/>
        <table:table-header-rows>
          <table:table-row table:style-name="TableLine94343025469408">
            <table:table-cell table:style-name="Table5.A1" office:value-type="string">
              <text:p text:style-name="P18">Jestone</text:p>
            </table:table-cell>
            <table:table-cell table:style-name="Table5.A1" office:value-type="string">
              <text:p text:style-name="P54">Half Elf</text:p>
            </table:table-cell>
            <table:table-cell table:style-name="Table5.A1" office:value-type="string">
              <text:p text:style-name="P54">Mid 50s**</text:p>
            </table:table-cell>
            <table:table-cell table:style-name="Table5.A1" office:value-type="string">
              <text:p text:style-name="P54">10</text:p>
            </table:table-cell>
            <table:table-cell table:style-name="Table5.A1" office:value-type="string">
              <text:p text:style-name="P54">5</text:p>
            </table:table-cell>
            <table:table-cell table:style-name="Table5.A1" office:value-type="string">
              <text:p text:style-name="P54">N/A</text:p>
            </table:table-cell>
            <table:table-cell table:style-name="Table5.A1" office:value-type="string">
              <text:p text:style-name="P9"><text:span text:style-name="T7">no classes or skills- an accountant and a politician</text:span> <text:s text:c="6"/></text:p>
            </table:table-cell>
          </table:table-row>
        </table:table-header-rows>
        <table:table-row table:style-name="TableLine94343053374416">
          <table:table-cell table:style-name="Table5.A1" office:value-type="string">
            <text:p text:style-name="P23">Daren</text:p>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23">son of Jestone and friend and roommate of Mykaylen. <text:s/><text:span text:style-name="T25">N</text:span>o classes or skills</text:p>
          </table:table-cell>
        </table:table-row>
        <table:table-row table:style-name="TableLine94343045012752">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
      <table:table table:name="Table6" table:style-name="Table6">
        <table:table-column table:style-name="Table6.A" table:number-columns-repeated="6"/>
        <table:table-column table:style-name="Table6.G"/>
        <table:table-header-rows>
          <table:table-row table:style-name="TableLine94342954122064">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header-rows>
        <table:table-row table:style-name="TableLine94343023739312">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Line94343044599824">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
      <table:table table:name="Table7" table:style-name="Table7">
        <table:table-column table:style-name="Table7.A" table:number-columns-repeated="6"/>
        <table:table-column table:style-name="Table7.G"/>
        <table:table-header-rows>
          <table:table-row table:style-name="TableLine94343050971184">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header-rows>
        <table:table-row table:style-name="TableLine94342947224576">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Line94342975860800">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
      <text:p text:style-name="P25"/>
      <text:p text:style-name="P25"><text:s text:c="2"/></text:p>
      <text:p text:style-name="P25"/>
      <text:p text:style-name="P26">Monsters/Enemies:</text:p>
      <table:table table:name="Monsters" table:style-name="Monsters">
        <table:table-column table:style-name="Monsters.A" table:number-columns-repeated="7"/>
        <table:table-column table:style-name="Monsters.H"/>
        <table:table-header-rows>
          <table:table-row table:style-name="TableLine94342967101520">
            <table:table-cell table:style-name="Monsters.A1" office:value-type="string">
              <text:p text:style-name="P42">Monster</text:p>
            </table:table-cell>
            <table:table-cell table:style-name="Monsters.A1" office:value-type="string">
              <text:p text:style-name="P42">AC</text:p>
            </table:table-cell>
            <table:table-cell table:style-name="Monsters.A1" office:value-type="string">
              <text:p text:style-name="P42">HD/Thac0</text:p>
            </table:table-cell>
            <table:table-cell table:style-name="Monsters.A1" office:value-type="string">
              <text:p text:style-name="P42">HP</text:p>
            </table:table-cell>
            <table:table-cell table:style-name="Monsters.A1" office:value-type="string">
              <text:p text:style-name="P42">#AT</text:p>
            </table:table-cell>
            <table:table-cell table:style-name="Monsters.A1" office:value-type="string">
              <text:p text:style-name="P42">DMG</text:p>
            </table:table-cell>
            <table:table-cell table:style-name="Monsters.A1" office:value-type="string">
              <text:p text:style-name="P42">Special</text:p>
            </table:table-cell>
            <table:table-cell table:style-name="Monsters.A1" office:value-type="string">
              <text:p text:style-name="P42">Notes</text:p>
            </table:table-cell>
          </table:table-row>
        </table:table-header-rows>
        <table:table-row table:style-name="TableLine94343044986608">
          <table:table-cell table:style-name="Monsters.A1" office:value-type="string">
            <text:p text:style-name="P14"><text:s text:c="12"/><text:span text:style-name="T16">Poison Snake</text:span></text:p>
          </table:table-cell>
          <table:table-cell table:style-name="Monsters.A1" office:value-type="string">
            <text:p text:style-name="P41">7</text:p>
          </table:table-cell>
          <table:table-cell table:style-name="Monsters.A1" office:value-type="string">
            <text:p text:style-name="P41">2 / <text:span text:style-name="T17">20</text:span></text:p>
          </table:table-cell>
          <table:table-cell table:style-name="Monsters.A1" office:value-type="string">
            <text:p text:style-name="P43">12</text:p>
          </table:table-cell>
          <table:table-cell table:style-name="Monsters.A1" office:value-type="string">
            <text:p text:style-name="P43">1</text:p>
          </table:table-cell>
          <table:table-cell table:style-name="Monsters.A1" office:value-type="string">
            <text:p text:style-name="P43">1-3 + poison</text:p>
          </table:table-cell>
          <table:table-cell table:style-name="Monsters.A1" office:value-type="string">
            <text:p text:style-name="P43">Save +3 or in 2-8 Turns deep sleep 4-16 T</text:p>
          </table:table-cell>
          <table:table-cell table:style-name="Monsters.A1" office:value-type="string">
            <text:p text:style-name="P7"/>
          </table:table-cell>
        </table:table-row>
        <table:table-row table:style-name="TableLine94342935871216">
          <table:table-cell table:style-name="Monsters.A1" office:value-type="string">
            <text:p text:style-name="P43">Goblins</text:p>
          </table:table-cell>
          <table:table-cell table:style-name="Monsters.A1" office:value-type="string">
            <text:p text:style-name="P43">6</text:p>
          </table:table-cell>
          <table:table-cell table:style-name="Monsters.A1" office:value-type="string">
            <text:p text:style-name="P43">1-1/21</text:p>
          </table:table-cell>
          <table:table-cell table:style-name="Monsters.A1" office:value-type="string">
            <text:p text:style-name="P43">4</text:p>
          </table:table-cell>
          <table:table-cell table:style-name="Monsters.A1" office:value-type="string">
            <text:p text:style-name="P43">1</text:p>
          </table:table-cell>
          <table:table-cell table:style-name="Monsters.A1" office:value-type="string">
            <text:p text:style-name="P43">1-6</text:p>
          </table:table-cell>
          <table:table-cell table:style-name="Monsters.A1" office:value-type="string">
            <text:p text:style-name="P7"/>
          </table:table-cell>
          <table:table-cell table:style-name="Monsters.A1" office:value-type="string">
            <text:p text:style-name="P7"/>
          </table:table-cell>
        </table:table-row>
        <table:table-row table:style-name="TableLine94342942045184">
          <table:table-cell table:style-name="Monsters.A1" office:value-type="string">
            <text:p text:style-name="P43">Giant Rats</text:p>
          </table:table-cell>
          <table:table-cell table:style-name="Monsters.A1" office:value-type="string">
            <text:p text:style-name="P43">7</text:p>
          </table:table-cell>
          <table:table-cell table:style-name="Monsters.A1" office:value-type="string">
            <text:p text:style-name="P43">½ /22</text:p>
          </table:table-cell>
          <table:table-cell table:style-name="Monsters.A1" office:value-type="string">
            <text:p text:style-name="P43">4</text:p>
          </table:table-cell>
          <table:table-cell table:style-name="Monsters.A1" office:value-type="string">
            <text:p text:style-name="P43">1</text:p>
          </table:table-cell>
          <table:table-cell table:style-name="Monsters.A1" office:value-type="string">
            <text:p text:style-name="P43">1-3 <text:span text:style-name="T18">+ poison</text:span></text:p>
          </table:table-cell>
          <table:table-cell table:style-name="Monsters.A1" office:value-type="string">
            <text:p text:style-name="P44">5% per wound infection disease</text:p>
          </table:table-cell>
          <table:table-cell table:style-name="Monsters.A1" office:value-type="string">
            <text:p text:style-name="P7"><text:span text:style-name="T18">If 3 T and not cured delirium and death in 1-4 days </text:span><text:s text:c="5"/></text:p>
          </table:table-cell>
        </table:table-row>
        <table:table-row table:style-name="TableLine94343029221200">
          <table:table-cell table:style-name="Monsters.A1" office:value-type="string">
            <text:p text:style-name="P44">Giant Weasel</text:p>
          </table:table-cell>
          <table:table-cell table:style-name="Monsters.A1" office:value-type="string">
            <text:p text:style-name="P44">6</text:p>
          </table:table-cell>
          <table:table-cell table:style-name="Monsters.A1" office:value-type="string">
            <text:p text:style-name="P44">3+3/19</text:p>
          </table:table-cell>
          <table:table-cell table:style-name="Monsters.A1" office:value-type="string">
            <text:p text:style-name="P44">20</text:p>
          </table:table-cell>
          <table:table-cell table:style-name="Monsters.A1" office:value-type="string">
            <text:p text:style-name="P44">1</text:p>
          </table:table-cell>
          <table:table-cell table:style-name="Monsters.A1" office:value-type="string">
            <text:p text:style-name="P44">2-12 + blood drain</text:p>
          </table:table-cell>
          <table:table-cell table:style-name="Monsters.A1" office:value-type="string">
            <text:p text:style-name="P44">Drain blood at 2-12 HP per round</text:p>
          </table:table-cell>
          <table:table-cell table:style-name="Monsters.A1" office:value-type="string">
            <text:p text:style-name="P7"/>
          </table:table-cell>
        </table:table-row>
        <table:table-row table:style-name="TableLine94343098024688">
          <table:table-cell table:style-name="Monsters.A1" office:value-type="string">
            <text:p text:style-name="P44">Giant Ants</text:p>
          </table:table-cell>
          <table:table-cell table:style-name="Monsters.A1" office:value-type="string">
            <text:p text:style-name="P44">3</text:p>
          </table:table-cell>
          <table:table-cell table:style-name="Monsters.A1" office:value-type="string">
            <text:p text:style-name="P44">2/20</text:p>
          </table:table-cell>
          <table:table-cell table:style-name="Monsters.A1" office:value-type="string">
            <text:p text:style-name="P44">5</text:p>
          </table:table-cell>
          <table:table-cell table:style-name="Monsters.A1" office:value-type="string">
            <text:p text:style-name="P44">1</text:p>
          </table:table-cell>
          <table:table-cell table:style-name="Monsters.A1" office:value-type="string">
            <text:p text:style-name="P44">1-6</text:p>
          </table:table-cell>
          <table:table-cell table:style-name="Monsters.A1" office:value-type="string">
            <text:p text:style-name="P7"/>
          </table:table-cell>
          <table:table-cell table:style-name="Monsters.A1" office:value-type="string">
            <text:p text:style-name="P7"/>
          </table:table-cell>
        </table:table-row>
        <table:table-row table:style-name="TableLine94342971263104">
          <table:table-cell table:style-name="Monsters.A1" office:value-type="string">
            <text:p text:style-name="P44">Large Spider</text:p>
          </table:table-cell>
          <table:table-cell table:style-name="Monsters.A1" office:value-type="string">
            <text:p text:style-name="P44">8</text:p>
          </table:table-cell>
          <table:table-cell table:style-name="Monsters.A1" office:value-type="string">
            <text:p text:style-name="P44">1+1/21</text:p>
          </table:table-cell>
          <table:table-cell table:style-name="Monsters.A1" office:value-type="string">
            <text:p text:style-name="P44">6</text:p>
          </table:table-cell>
          <table:table-cell table:style-name="Monsters.A1" office:value-type="string">
            <text:p text:style-name="P44">1</text:p>
          </table:table-cell>
          <table:table-cell table:style-name="Monsters.A1" office:value-type="string">
            <text:p text:style-name="P44">1+poison</text:p>
          </table:table-cell>
          <table:table-cell table:style-name="Monsters.A1" office:value-type="string">
            <text:p text:style-name="P45">Save at +2 or <text:soft-page-break/>enfeeblement in 1-6 turns for 1-4 days</text:p>
          </table:table-cell>
          <table:table-cell table:style-name="Monsters.A1" office:value-type="string">
            <text:p text:style-name="P7"/>
          </table:table-cell>
        </table:table-row>
        <table:table-row table:style-name="TableLine94342911858224">
          <table:table-cell table:style-name="Monsters.A1" office:value-type="string">
            <text:p text:style-name="P45">Giant Centipede</text:p>
          </table:table-cell>
          <table:table-cell table:style-name="Monsters.A1" office:value-type="string">
            <text:p text:style-name="P45">9</text:p>
          </table:table-cell>
          <table:table-cell table:style-name="Monsters.A1" office:value-type="string">
            <text:p text:style-name="P45">¼ /23</text:p>
          </table:table-cell>
          <table:table-cell table:style-name="Monsters.A1" office:value-type="string">
            <text:p text:style-name="P45">1</text:p>
          </table:table-cell>
          <table:table-cell table:style-name="Monsters.A1" office:value-type="string">
            <text:p text:style-name="P45">1</text:p>
          </table:table-cell>
          <table:table-cell table:style-name="Monsters.A1" office:value-type="string">
            <text:p text:style-name="P45">0+poison</text:p>
          </table:table-cell>
          <table:table-cell table:style-name="Monsters.A1" office:value-type="string">
            <text:p text:style-name="P45">Same as spider</text:p>
          </table:table-cell>
          <table:table-cell table:style-name="Monsters.A1" office:value-type="string">
            <text:p text:style-name="P7"/>
          </table:table-cell>
        </table:table-row>
        <table:table-row table:style-name="TableLine94342944846896">
          <table:table-cell table:style-name="Monsters.A1" office:value-type="string">
            <text:p text:style-name="P27">Monster</text:p>
          </table:table-cell>
          <table:table-cell table:style-name="Monsters.A1" office:value-type="string">
            <text:p text:style-name="P27">AC</text:p>
          </table:table-cell>
          <table:table-cell table:style-name="Monsters.A1" office:value-type="string">
            <text:p text:style-name="P27">HD/Thac0</text:p>
          </table:table-cell>
          <table:table-cell table:style-name="Monsters.A1" office:value-type="string">
            <text:p text:style-name="P27">HP</text:p>
          </table:table-cell>
          <table:table-cell table:style-name="Monsters.A1" office:value-type="string">
            <text:p text:style-name="P27">#AT</text:p>
          </table:table-cell>
          <table:table-cell table:style-name="Monsters.A1" office:value-type="string">
            <text:p text:style-name="P27">DMG</text:p>
          </table:table-cell>
          <table:table-cell table:style-name="Monsters.A1" office:value-type="string">
            <text:p text:style-name="P27">Special</text:p>
          </table:table-cell>
          <table:table-cell table:style-name="Monsters.A1" office:value-type="string">
            <text:p text:style-name="P27">Notes</text:p>
          </table:table-cell>
        </table:table-row>
        <table:table-row table:style-name="TableLine94342959979648">
          <table:table-cell table:style-name="Monsters.A1" office:value-type="string">
            <text:p text:style-name="P45">Stirges</text:p>
          </table:table-cell>
          <table:table-cell table:style-name="Monsters.A1" office:value-type="string">
            <text:p text:style-name="P45">8</text:p>
          </table:table-cell>
          <table:table-cell table:style-name="Monsters.A1" office:value-type="string">
            <text:p text:style-name="P45">1+1/21</text:p>
            <text:p text:style-name="P46">as 3 HD/19</text:p>
          </table:table-cell>
          <table:table-cell table:style-name="Monsters.A1" office:value-type="string">
            <text:p text:style-name="P45">5</text:p>
          </table:table-cell>
          <table:table-cell table:style-name="Monsters.A1" office:value-type="string">
            <text:p text:style-name="P45">1</text:p>
          </table:table-cell>
          <table:table-cell table:style-name="Monsters.A1" office:value-type="string">
            <text:p text:style-name="P45">1-3 + blood drain</text:p>
          </table:table-cell>
          <table:table-cell table:style-name="Monsters.A1" office:value-type="string">
            <text:p text:style-name="P47">1d4+3 hp per round until 10 then detaches</text:p>
          </table:table-cell>
          <table:table-cell table:style-name="Monsters.A1" office:value-type="string">
            <text:p text:style-name="P7"/>
          </table:table-cell>
        </table:table-row>
        <table:table-row table:style-name="TableLine94342969283312">
          <table:table-cell table:style-name="Monsters.A1" office:value-type="string">
            <text:p text:style-name="P47">Rot Grubs</text:p>
          </table:table-cell>
          <table:table-cell table:style-name="Monsters.A1" office:value-type="string">
            <text:p text:style-name="P47">9</text:p>
          </table:table-cell>
          <table:table-cell table:style-name="Monsters.A1" office:value-type="string">
            <text:p text:style-name="P47">n/a</text:p>
          </table:table-cell>
          <table:table-cell table:style-name="Monsters.A1" office:value-type="string">
            <text:p text:style-name="P47">1</text:p>
          </table:table-cell>
          <table:table-cell table:style-name="Monsters.A1" office:value-type="string">
            <text:p text:style-name="P47">n/a</text:p>
          </table:table-cell>
          <table:table-cell table:style-name="Monsters.A1" office:value-type="string">
            <text:p text:style-name="P47">0</text:p>
            <text:p text:style-name="P48"><text:s text:c="10"/>1-6 from flame</text:p>
          </table:table-cell>
          <table:table-cell table:style-name="Monsters.A1" office:value-type="string">
            <text:p text:style-name="P47">Burrow in flesh must immediately put flame to wound</text:p>
          </table:table-cell>
          <table:table-cell table:style-name="Monsters.A1" office:value-type="string">
            <text:p text:style-name="P47">Death in 1-3 Turns if not cured</text:p>
          </table:table-cell>
        </table:table-row>
        <table:table-row table:style-name="TableLine94343049795312">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row>
        <table:table-row table:style-name="TableLine94343001308096">
          <table:table-cell table:style-name="Monsters.A1" office:value-type="string">
            <text:p text:style-name="P49">Smuggler Leader</text:p>
          </table:table-cell>
          <table:table-cell table:style-name="Monsters.A1" office:value-type="string">
            <text:p text:style-name="P49">8</text:p>
          </table:table-cell>
          <table:table-cell table:style-name="Monsters.A1" office:value-type="string">
            <text:p text:style-name="P49">4<text:span text:style-name="T8">th</text:span> Illusionist / 19</text:p>
          </table:table-cell>
          <table:table-cell table:style-name="Monsters.A1" office:value-type="string">
            <text:p text:style-name="P49">11</text:p>
          </table:table-cell>
          <table:table-cell table:style-name="Monsters.A1" office:value-type="string">
            <text:p text:style-name="P49">1 or spell</text:p>
          </table:table-cell>
          <table:table-cell table:style-name="Monsters.A1" office:value-type="string">
            <text:p text:style-name="P49">1-4 or spell</text:p>
          </table:table-cell>
          <table:table-cell table:style-name="Monsters.A1" office:value-type="string">
            <text:p text:style-name="P49">Color spray, hypnotism, wall of fog- invisibility</text:p>
          </table:table-cell>
          <table:table-cell table:style-name="Monsters.A1" office:value-type="string">
            <text:p text:style-name="P49">Sanbalet</text:p>
          </table:table-cell>
        </table:table-row>
        <table:table-row table:style-name="TableLine94343070183152">
          <table:table-cell table:style-name="Monsters.A1" office:value-type="string">
            <text:p text:style-name="P49">Smugglers</text:p>
          </table:table-cell>
          <table:table-cell table:style-name="Monsters.A1" office:value-type="string">
            <text:p text:style-name="P49">8</text:p>
          </table:table-cell>
          <table:table-cell table:style-name="Monsters.A1" office:value-type="string">
            <text:p text:style-name="P49">1<text:span text:style-name="T8">st</text:span> / <text:span text:style-name="T19">20</text:span></text:p>
          </table:table-cell>
          <table:table-cell table:style-name="Monsters.A1" office:value-type="string">
            <text:p text:style-name="P50">8</text:p>
          </table:table-cell>
          <table:table-cell table:style-name="Monsters.A1" office:value-type="string">
            <text:p text:style-name="P50">1</text:p>
          </table:table-cell>
          <table:table-cell table:style-name="Monsters.A1" office:value-type="string">
            <text:p text:style-name="P50">1-6 or 1-4</text:p>
          </table:table-cell>
          <table:table-cell table:style-name="Monsters.A1" office:value-type="string">
            <text:p text:style-name="P7"/>
          </table:table-cell>
          <table:table-cell table:style-name="Monsters.A1" office:value-type="string">
            <text:p text:style-name="P7"/>
          </table:table-cell>
        </table:table-row>
        <table:table-row table:style-name="TableLine94342997442160">
          <table:table-cell table:style-name="Monsters.A1" office:value-type="string">
            <text:p text:style-name="P50">Skeletons</text:p>
          </table:table-cell>
          <table:table-cell table:style-name="Monsters.A1" office:value-type="string">
            <text:p text:style-name="P50">7</text:p>
          </table:table-cell>
          <table:table-cell table:style-name="Monsters.A1" office:value-type="string">
            <text:p text:style-name="P50">1 / 20</text:p>
          </table:table-cell>
          <table:table-cell table:style-name="Monsters.A1" office:value-type="string">
            <text:p text:style-name="P50">4</text:p>
          </table:table-cell>
          <table:table-cell table:style-name="Monsters.A1" office:value-type="string">
            <text:p text:style-name="P50">1</text:p>
          </table:table-cell>
          <table:table-cell table:style-name="Monsters.A1" office:value-type="string">
            <text:p text:style-name="P50">1d6</text:p>
          </table:table-cell>
          <table:table-cell table:style-name="Monsters.A1" office:value-type="string">
            <text:p text:style-name="P7"/>
          </table:table-cell>
          <table:table-cell table:style-name="Monsters.A1" office:value-type="string">
            <text:p text:style-name="P7"/>
          </table:table-cell>
        </table:table-row>
        <table:table-row table:style-name="TableLine94342942728944">
          <table:table-cell table:style-name="Monsters.A1" office:value-type="string">
            <text:p text:style-name="P51">Gnolls</text:p>
          </table:table-cell>
          <table:table-cell table:style-name="Monsters.A1" office:value-type="string">
            <text:p text:style-name="P51">5</text:p>
          </table:table-cell>
          <table:table-cell table:style-name="Monsters.A1" office:value-type="string">
            <text:p text:style-name="P51">2 / 19</text:p>
          </table:table-cell>
          <table:table-cell table:style-name="Monsters.A1" office:value-type="string">
            <text:p text:style-name="P51">12</text:p>
          </table:table-cell>
          <table:table-cell table:style-name="Monsters.A1" office:value-type="string">
            <text:p text:style-name="P51">1</text:p>
          </table:table-cell>
          <table:table-cell table:style-name="Monsters.A1" office:value-type="string">
            <text:p text:style-name="P51">2-8</text:p>
          </table:table-cell>
          <table:table-cell table:style-name="Monsters.A1" office:value-type="string">
            <text:p text:style-name="P7"/>
          </table:table-cell>
          <table:table-cell table:style-name="Monsters.A1" office:value-type="string">
            <text:p text:style-name="P7"/>
          </table:table-cell>
        </table:table-row>
        <table:table-row table:style-name="TableLine94343051220480">
          <table:table-cell table:style-name="Monsters.A1" office:value-type="string">
            <text:p text:style-name="P52">Lizard Men</text:p>
          </table:table-cell>
          <table:table-cell table:style-name="Monsters.A1" office:value-type="string">
            <text:p text:style-name="P52">5</text:p>
          </table:table-cell>
          <table:table-cell table:style-name="Monsters.A1" office:value-type="string">
            <text:p text:style-name="P52">2+1 / 19</text:p>
          </table:table-cell>
          <table:table-cell table:style-name="Monsters.A1" office:value-type="string">
            <text:p text:style-name="P52">12</text:p>
          </table:table-cell>
          <table:table-cell table:style-name="Monsters.A1" office:value-type="string">
            <text:p text:style-name="P52">3 or 1</text:p>
          </table:table-cell>
          <table:table-cell table:style-name="Monsters.A1" office:value-type="string">
            <text:p text:style-name="P52">1-2/1-2/1-8 or by weapon</text:p>
          </table:table-cell>
          <table:table-cell table:style-name="Monsters.A1" office:value-type="string">
            <text:p text:style-name="P7"/>
          </table:table-cell>
          <table:table-cell table:style-name="Monsters.A1" office:value-type="string">
            <text:p text:style-name="P7"/>
          </table:table-cell>
        </table:table-row>
        <table:table-row table:style-name="TableLine94342931577168">
          <table:table-cell table:style-name="Monsters.A1" office:value-type="string">
            <text:p text:style-name="P52">Pseudo-dragon</text:p>
          </table:table-cell>
          <table:table-cell table:style-name="Monsters.A1" office:value-type="string">
            <text:p text:style-name="P52">2</text:p>
          </table:table-cell>
          <table:table-cell table:style-name="Monsters.A1" office:value-type="string">
            <text:p text:style-name="P52">2 / 19</text:p>
          </table:table-cell>
          <table:table-cell table:style-name="Monsters.A1" office:value-type="string">
            <text:p text:style-name="P52">13</text:p>
          </table:table-cell>
          <table:table-cell table:style-name="Monsters.A1" office:value-type="string">
            <text:p text:style-name="P52">2</text:p>
          </table:table-cell>
          <table:table-cell table:style-name="Monsters.A1" office:value-type="string">
            <text:p text:style-name="P52">1-3 + poison sting</text:p>
          </table:table-cell>
          <table:table-cell table:style-name="Monsters.A1" office:value-type="string">
            <text:p text:style-name="P7"/>
          </table:table-cell>
          <table:table-cell table:style-name="Monsters.A1" office:value-type="string">
            <text:p text:style-name="P7"/>
          </table:table-cell>
        </table:table-row>
        <table:table-row table:style-name="TableLine94342994257872">
          <table:table-cell table:style-name="Monsters.A1" office:value-type="string">
            <text:p text:style-name="P53">Bugbear</text:p>
          </table:table-cell>
          <table:table-cell table:style-name="Monsters.A1" office:value-type="string">
            <text:p text:style-name="P53">5</text:p>
          </table:table-cell>
          <table:table-cell table:style-name="Monsters.A1" office:value-type="string">
            <text:p text:style-name="P53">3+1 / 18</text:p>
          </table:table-cell>
          <table:table-cell table:style-name="Monsters.A1" office:value-type="string">
            <text:p text:style-name="P53">18</text:p>
          </table:table-cell>
          <table:table-cell table:style-name="Monsters.A1" office:value-type="string">
            <text:p text:style-name="P53">1</text:p>
          </table:table-cell>
          <table:table-cell table:style-name="Monsters.A1" office:value-type="string">
            <text:p text:style-name="P53">2-8 OBW</text:p>
          </table:table-cell>
          <table:table-cell table:style-name="Monsters.A1" office:value-type="string">
            <text:p text:style-name="P53">(L) 7’</text:p>
          </table:table-cell>
          <table:table-cell table:style-name="Monsters.A1" office:value-type="string">
            <text:p text:style-name="P7"/>
          </table:table-cell>
        </table:table-row>
        <table:table-row table:style-name="TableLine94342959439040">
          <table:table-cell table:style-name="Monsters.A1" office:value-type="string">
            <text:p text:style-name="P53">Bugbear Chief</text:p>
          </table:table-cell>
          <table:table-cell table:style-name="Monsters.A1" office:value-type="string">
            <text:p text:style-name="P53">4</text:p>
          </table:table-cell>
          <table:table-cell table:style-name="Monsters.A1" office:value-type="string">
            <text:p text:style-name="P53">4+2 / 17</text:p>
          </table:table-cell>
          <table:table-cell table:style-name="Monsters.A1" office:value-type="string">
            <text:p text:style-name="P53">23</text:p>
          </table:table-cell>
          <table:table-cell table:style-name="Monsters.A1" office:value-type="string">
            <text:p text:style-name="P53">1 @ +1</text:p>
          </table:table-cell>
          <table:table-cell table:style-name="Monsters.A1" office:value-type="string">
            <text:p text:style-name="P53">2-8 + 2</text:p>
          </table:table-cell>
          <table:table-cell table:style-name="Monsters.A1" office:value-type="string">
            <text:p text:style-name="P7"/>
          </table:table-cell>
          <table:table-cell table:style-name="Monsters.A1" office:value-type="string">
            <text:p text:style-name="P7"/>
          </table:table-cell>
        </table:table-row>
        <table:table-row table:style-name="TableLine94342909855264">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row>
        <table:table-row table:style-name="TableLine94342971438080">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row>
        <table:table-row table:style-name="TableLine94342930980368">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cell table:style-name="Monsters.A1" office:value-type="string">
            <text:p text:style-name="P7"/>
          </table:table-cell>
        </table:table-row>
      </table:table>
      <text:p text:style-name="P24"><text:s text:c="15"/></text:p>
      <text:p text:style-name="P24"/>
      <text:p text:style-name="P30">Character Name</text:p>
      <table:table table:name="Table1" table:style-name="Table1">
        <table:table-column table:style-name="Table1.A" table:number-columns-repeated="5"/>
        <table:table-column table:style-name="Table1.F"/>
        <table:table-header-rows>
          <table:table-row table:style-name="TableLine94342991456400">
            <table:table-cell table:style-name="Table1.A1" office:value-type="string">
              <text:p text:style-name="P28">Class/<text:span text:style-name="T20">s</text:span></text:p>
            </table:table-cell>
            <table:table-cell table:style-name="Table1.A1" office:value-type="string">
              <text:p text:style-name="P28">Level/<text:span text:style-name="T20">s</text:span></text:p>
            </table:table-cell>
            <table:table-cell table:style-name="Table1.A1" office:value-type="string">
              <text:p text:style-name="P28">AC</text:p>
            </table:table-cell>
            <table:table-cell table:style-name="Table1.A1" office:value-type="string">
              <text:p text:style-name="P28">HP</text:p>
            </table:table-cell>
            <table:table-cell table:style-name="Table1.A1" office:value-type="string">
              <text:p text:style-name="P28">Race</text:p>
            </table:table-cell>
            <table:table-cell table:style-name="Table1.A1" office:value-type="string">
              <text:p text:style-name="P5"><text:span text:style-name="T22">EXP / </text:span><text:span text:style-name="T21">Note</text:span><text:span text:style-name="T23">s</text:span></text:p>
            </table:table-cell>
          </table:table-row>
        </table:table-header-rows>
        <table:table-row table:style-name="TableLine94343044933680">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Line94342956533136">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Line94343028116656">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Line94342958019760">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Line94343071105600">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Line94342991552192">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Line94343050023888">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Line94342957286512">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64"><text:soft-page-break/>Magic Items In The Campaign:</text:p>
      <text:p text:style-name="P66"/>
      <text:list xml:id="list1731789706" text:style-name="L3">
        <text:list-item>
          <text:p text:style-name="P67">Blessed Sheath <text:span text:style-name="T43">(Custom)</text:span><text:line-break/> Bind<text:tab/><text:tab/>Yes<text:line-break/> Bonus<text:tab/><text:tab/>Yes (per Bind)<text:line-break/> Value<text:tab/><text:tab/>500 GP (200 to sell)<text:line-break/> Base Function- The leather sheath by default is for a short sword, but with binding can fit any sword. <text:span text:style-name="T40">Upon binding the default is the sheath will grant any* (short) sword a +1 for 1d2 rounds, but according to the level of binding it has the potential to give a +d4 <text:s/>for d6 rounds </text:span><text:span text:style-name="T41">(full bind)</text:span><text:span text:style-name="T40">, for same weapon will require being sheathed at least 2 rounds. If bind is partial it will grant +d2 for d3 rounds OR as level of binding states (see Binding in the Generating PC in the Players section).<text:line-break/></text:span><text:span text:style-name="T41">Note: On the binding roll, a score of 100 will shock the holder for 6 d6 points of temporary damage </text:span><text:span text:style-name="T42">per round held</text:span><text:span text:style-name="T41">, no save.</text:span></text:p>
        </text:list-item>
        <text:list-item>
          <text:p text:style-name="P68">Potions</text:p>
          <text:list>
            <text:list-item>
              <text:p text:style-name="P68">Extra healing<text:tab/><text:tab/>3</text:p>
            </text:list-item>
            <text:list-item>
              <text:p text:style-name="P68">Fire Resistance<text:tab/>2</text:p>
            </text:list-item>
            <text:list-item>
              <text:p text:style-name="P68">Invulnerability<text:tab/>1</text:p>
            </text:list-item>
            <text:list-item>
              <text:p text:style-name="P71">Healing<text:tab/><text:tab/>4</text:p>
            </text:list-item>
            <text:list-item>
              <text:p text:style-name="P71">Cure disease<text:tab/><text:tab/>1</text:p>
            </text:list-item>
            <text:list-item>
              <text:p text:style-name="P71">Neutralize poison<text:tab/>2</text:p>
            </text:list-item>
            <text:list-item>
              <text:p text:style-name="P71">Speed<text:tab/><text:tab/><text:tab/>1</text:p>
            </text:list-item>
            <text:list-item>
              <text:p text:style-name="P71">Delusion<text:tab/><text:tab/>1</text:p>
            </text:list-item>
          </text:list>
        </text:list-item>
        <text:list-item>
          <text:p text:style-name="P68">Hand Axe +1<text:tab/><text:tab/><text:tab/>1</text:p>
        </text:list-item>
        <text:list-item>
          <text:p text:style-name="P68">Spear +1<text:tab/><text:tab/><text:tab/>1</text:p>
        </text:list-item>
        <text:list-item>
          <text:p text:style-name="P68">Broadsword +1<text:tab/><text:tab/>1</text:p>
        </text:list-item>
        <text:list-item>
          <text:p text:style-name="P68">Arrows +1<text:tab/><text:tab/><text:tab/>10</text:p>
        </text:list-item>
        <text:list-item>
          <text:p text:style-name="P68">Elfin Chainmail <text:span text:style-name="T44">+1</text:span><text:tab/><text:tab/>1</text:p>
        </text:list-item>
        <text:list-item>
          <text:p text:style-name="P68">Scrolls</text:p>
          <text:list>
            <text:list-item>
              <text:p text:style-name="P68">Knock<text:tab/><text:tab/><text:tab/>1</text:p>
            </text:list-item>
            <text:list-item>
              <text:p text:style-name="P68">Read Magic<text:tab/><text:tab/>1</text:p>
            </text:list-item>
            <text:list-item>
              <text:p text:style-name="P68">Unseen Servant<text:tab/>1</text:p>
            </text:list-item>
            <text:list-item>
              <text:p text:style-name="P68">Dancing Lights<text:tab/>1</text:p>
            </text:list-item>
            <text:list-item>
              <text:p text:style-name="P68">Shield<text:tab/><text:tab/><text:tab/>1</text:p>
            </text:list-item>
            <text:list-item>
              <text:p text:style-name="P68">Magic Missile<text:tab/><text:tab/>1</text:p>
            </text:list-item>
            <text:list-item>
              <text:p text:style-name="P68">Slow Poison<text:tab/><text:tab/>2</text:p>
            </text:list-item>
            <text:list-item>
              <text:p text:style-name="P71">Gust of wind</text:p>
            </text:list-item>
          </text:list>
        </text:list-item>
        <text:list-item>
          <text:p text:style-name="P68">Mace +1<text:tab/><text:tab/><text:tab/>1</text:p>
        </text:list-item>
        <text:list-item>
          <text:p text:style-name="P69">Ring<text:span text:style-name="T44">s</text:span></text:p>
          <text:list>
            <text:list-item>
              <text:p text:style-name="P69"><text:span text:style-name="T44">F</text:span>eather fall<text:tab/><text:tab/>1</text:p>
            </text:list-item>
            <text:list-item>
              <text:p text:style-name="P69"/>
            </text:list-item>
          </text:list>
        </text:list-item>
        <text:list-item>
          <text:p text:style-name="P68">Leather armor +1<text:tab/><text:tab/>1</text:p>
        </text:list-item>
      </text:list>
      <text:p text:style-name="P70"/>
      <text:p text:style-name="P65"/>
      <text:p text:style-name="P15"/>
      <text:p text:style-name="P55">[[[[[[[[[[[[[[[[[[[[[[[[[[</text:p>
      <text:p text:style-name="P37">The History of the Islands of Lenore:</text:p>
      <text:p text:style-name="P55">]]]]]]]]]]]]]]]]]]]]]]]]]</text:p>
      <text:p text:style-name="P39"><text:tab/>Nearly a thousand years ago the islands were all inhabited by a simple native people that farmed and hunted the lands. Then ships came and at first there was friendly trade between the two peoples, but as word got out about the lush islands and abundant crops with fertile soil more people came and started settling. The peaceful natives tried to protest, but it fell on deaf ears. Tensions between the peoples grew more and more until one of the settlers killed a family of natives for trespassing on “His” land, and the war started. </text:p>
      <text:p text:style-name="P37"><text:tab/>The war lasted for 3 decades and once the largest island the settlers named Greatland was conquered, and the natives were driven <text:span text:style-name="T30">away </text:span>to join their neighbors on the island named by the settlers as Portland, <text:span text:style-name="T30">it didn’t end there. The “militias” leader was not liked or respected by any of the men except his close council and was a vicious killer, and pushed on to go and conquer the Isle of Portland as well, which he did, for the most part. One night aftyer three fourths of Portland was conquered, a native man, whose wife and children had been captured as slaves, snuck into the commander’s camp, and assassinated the evil commander. When he was finished, he knew he would be killed so he just sat down and waited for the guards to discover him and what he had done.</text:span></text:p>
      <text:p text:style-name="P37"><text:tab/><text:span text:style-name="T31">When the sun rose the second in command entered the commanders tent and saw the native man sitting on the ground, his bloody bone dagger on the ground a few feet in front of him, and the lifeless body of his commander still laying in his cot. He took the native into custody quietly, and immediately contacted all the leaders to join and have a meeting about this. </text:span></text:p>
      <text:p text:style-name="P37"><text:tab/><text:span text:style-name="T31">The new commander asked the native why he had done this and the answer was given. The new commander met with the other leaders, and the native, and began negotiations to end the fighting. It was agreed that all fighting would stop, the natives still on Portland will remain and what land they have is theirs and will not be trespassed under penalty of death, and that the existing militias would protect their lands, and that the settlers would never step foot on the island of Fruitland without invitation, and that trade between the three islands would free of any tariffs, </text:span><text:span text:style-name="T32">and a few others to be mentioned later in other stories.</text:span></text:p>
      <text:p text:style-name="P37"><text:tab/><text:span text:style-name="T32">The peace has existed all this time, and the crops from all three islands is abundant and enough to export 50% to the mainlands.</text:span></text:p>
      <text:p text:style-name="P37"/>
      <text:p text:style-name="P37"><text:tab/><text:span text:style-name="T32">The isle of Deadland will be discussed in the third module of this trilogy :-D, enjoy!</text:span></text:p>
      <text:p text:style-name="P40">Shawn Miller aka Elrox</text:p>
      <text:p text:style-name="P37"/>
      <text:p text:style-name="P38"><text:s text:c="13"/></text:p>
      <text:p text:style-name="P38"/>
      <text:p text:style-name="P38"/>
      <text:p text:style-name="P3">Notes:</text:p>
      <text:p text:style-name="P4">* <text:span text:style-name="T6">bugbears, orcs, giant rats, spiders &amp; beetles, etc.</text:span></text:p>
      <text:p text:style-name="P4"><text:span text:style-name="T6">** </text:span><text:span text:style-name="T12">all references to ‘age’ are based on appearance in human years (Eyroin is actually 956 years old)</text:span></text:p>
      <text:p text:style-name="P2">*** <text:span text:style-name="T1">Grandy – dead – alchemist/magic-user that owned the ‘haunted’ house referred to as “the old Grandy house” <text:s text:c="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91f34" officeooo:paragraph-rsid="002b476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 text:c="8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12:58:40.462279461</meta:creation-date>
    <dc:date>2022-10-17T21:25:05.163586347</dc:date>
    <meta:editing-duration>PT8H19M33S</meta:editing-duration>
    <meta:editing-cycles>20</meta:editing-cycles>
    <meta:generator>LibreOffice/7.2.5.1$Linux_X86_64 LibreOffice_project/20$Build-1</meta:generator>
    <meta:document-statistic meta:table-count="6" meta:image-count="0" meta:object-count="0" meta:page-count="7" meta:paragraph-count="266" meta:word-count="2266" meta:character-count="12053" meta:non-whitespace-character-count="9708"/>
  </office:meta>
</office:document-meta>
</file>